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52602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602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652" calcext:value-type="float">
            <text:p>25.4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602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602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602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602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4416" calcext:value-type="float">
            <text:p>24.6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602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602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602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1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602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1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602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602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1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602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602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1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2602</text:p>
          </table:table-cell>
          <table:table-cell office:value-type="string" calcext:value-type="string">
            <text:p>Tokio Quad</text:p>
          </table:table-cell>
          <table:table-cell office:value-type="string" calcext:value-type="string">
            <text:p>201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